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Gemüserei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prika </text:p>
          </table:table-cell>
          <table:table-cell table:formula="of:=0.5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ree</text:p>
          </table:table-cell>
          <table:table-cell table:formula="of:=0.5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is</text:p>
          </table:table-cell>
          <table:table-cell table:formula="of:=62.5*[.$B$3]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mate</text:p>
          </table:table-cell>
          <table:table-cell table:formula="of:=1*[.$B$3]" office:value-type="float" office:value="4" calcext:value-type="float">
            <text:p>4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ucchini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müsebrühe</text:p>
          </table:table-cell>
          <table:table-cell table:formula="of:=25*[.$B$3]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te Currypaste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ischkäs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1) Reis gemäß der Packungsbeilage koch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Currypaste anbraten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Gemüse kleinschneiden und anbraten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mit Frischkäse toppen</text:p>
          </table:table-cell>
          <table:table-cell table:style-name="ce3" table:number-columns-repeated="7"/>
        </table:table-row>
        <table:table-row table:style-name="ro2" table:number-rows-repeated="3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0:19:21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0-04-19T20:19:57.471000000</dc:date>
    <meta:editing-duration>PT31M52S</meta:editing-duration>
    <meta:editing-cycles>10</meta:editing-cycles>
    <meta:document-statistic meta:table-count="1" meta:cell-count="30" meta:object-count="0"/>
  </office:meta>
</office:document-meta>
</file>